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2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style:style style:name="P3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  <style:text-properties officeooo:paragraph-rsid="00039770"/>
    </style:style>
    <style:style style:name="P4" style:family="paragraph" style:parent-style-name="Text_20_body" style:list-style-name="L2">
      <style:paragraph-properties fo:margin-left="0cm" fo:margin-right="0cm" fo:text-indent="0cm" style:auto-text-indent="false" fo:padding="0.049cm" fo:border="0.06pt solid #e3e3e3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 fo:padding="0.049cm" fo:border="0.06pt solid #e3e3e3"/>
      <style:text-properties fo:font-weight="bold" officeooo:rsid="001e38c1" officeooo:paragraph-rsid="00019d86" style:font-weight-asian="bold" style:font-weight-complex="bold"/>
    </style:style>
    <style:style style:name="P6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paragraph-rsid="00019d86"/>
    </style:style>
    <style:style style:name="P7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rsid="00019d86" officeooo:paragraph-rsid="00019d86"/>
    </style:style>
    <style:style style:name="P8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paragraph-rsid="0002a22e"/>
    </style:style>
    <style:style style:name="P9" style:family="paragraph" style:parent-style-name="Text_20_body">
      <style:paragraph-properties fo:margin-left="0cm" fo:margin-right="0cm" fo:text-align="end" style:justify-single-word="false" fo:text-indent="0cm" style:auto-text-indent="false" fo:padding="0.049cm" fo:border="0.06pt solid #e3e3e3"/>
      <style:text-properties officeooo:rsid="00213e85" officeooo:paragraph-rsid="00039770"/>
    </style:style>
    <style:style style:name="T1" style:family="text">
      <style:text-properties officeooo:rsid="0024c837"/>
    </style:style>
    <style:style style:name="T2" style:family="text">
      <style:text-properties officeooo:rsid="001eef76"/>
    </style:style>
    <style:style style:name="T3" style:family="text">
      <style:text-properties officeooo:rsid="00271154"/>
    </style:style>
    <style:style style:name="T4" style:family="text">
      <style:text-properties officeooo:rsid="0027230c"/>
    </style:style>
    <style:style style:name="T5" style:family="text">
      <style:text-properties officeooo:rsid="001ebae9"/>
    </style:style>
    <style:style style:name="T6" style:family="text">
      <style:text-properties officeooo:rsid="0011f7ed"/>
    </style:style>
    <style:style style:name="T7" style:family="text">
      <style:text-properties officeooo:rsid="001a303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226ec"/>
    </style:style>
    <style:style style:name="T10" style:family="text">
      <style:text-properties officeooo:rsid="00019d86"/>
    </style:style>
    <style:style style:name="T11" style:family="text">
      <style:text-properties officeooo:rsid="0002a22e"/>
    </style:style>
    <style:style style:name="T12" style:family="text">
      <style:text-properties officeooo:rsid="00039770"/>
    </style:style>
    <style:style style:name="T13" style:family="text">
      <style:text-properties officeooo:rsid="001f97b9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NUNCIA PENAL POR DELITO CONTRA LOS DERECHOS FUNDAMENTALES</text:p>
      <text:section text:style-name="Sect1" text:name="Sección1">
        <text:p text:style-name="P8"><text:span text:style-name="T5">A la Atención de:<text:line-break/></text:span>Síofra O’Leary <text:span text:style-name="T5">et.al <text:line-break/></text:span><text:span text:style-name="T10">O’LEARY SÍOFRA</text:span><text:span text:style-name="T7"> <text:line-break/></text:span><text:span text:style-name="T5">en calidad de </text:span>President<text:span text:style-name="T10">a</text:span> <text:span text:style-name="T11">de la Corte</text:span><text:span text:style-name="T6"> </text:span><text:span text:style-name="T10">Europeo<text:line-break/>de derechos humanos</text:span><text:span text:style-name="T7">.</text:span> <text:line-break/><text:span text:style-name="Strong_20_Emphasis"><text:span text:style-name="T8">Dirección:European Court of Human Rights<text:line-break/>Council of Europe, 67075 ,Strasbourg Cedex, FRANCE.</text:span></text:span><text:span text:style-name="T5"><text:line-break/></text:span>Teléfono: +33 (0)3 88 41 20 18 <text:line-break/><text:span text:style-name="T9">Fax: +33 (0)3 88 41 27 30 </text:span></text:p>
        <text:p text:style-name="P6"><text:span text:style-name="T1">D</text:span><text:span text:style-name="T2">e parte de:<text:line-break/>{{nombre_vivo}}, {{@Hombre Vivo /Mujer Viva}}, sui iuris, <text:line-break/>en calidad de Representante Aparente de la Ficción Jurídica </text:span><text:span text:style-name="T3">{{</text:span><text:span text:style-name="T4">NOMBRE_DNI</text:span><text:span text:style-name="T3">}}</text:span><text:span text:style-name="T2">, <text:line-break/>con D.N.I. {{numero_dni}}.<text:line-break/>Correo Electrónico a efecto de notificación: {{correo_electronico}}</text:span></text:p>
      </text:section>
      <text:p text:style-name="P7">En España, el {{fecha}}</text:p>
      <text:p text:style-name="P1">Asunto: Denuncia por presunta violación de derechos fundamentales</text:p>
      <text:p text:style-name="P1">Estimada Presidenta del Tribunal Europeo de Derechos Humanos,</text:p>
      <text:p text:style-name="P1"><text:span text:style-name="T11">Por la presente</text:span>, me dirijo a usted en calidad de Presidente/a del Tribunal Europeo de Derechos Humanos para presentar una denuncia por presunta violación de derechos fundamentales.</text:p>
      <text:p text:style-name="P1">Los hechos que motivan esta denuncia son los siguientes:</text:p>
      <text:list text:style-name="L1">
        <text:list-item>
          <text:p text:style-name="P3">El Juez de la Audiencia Nacional <text:span text:style-name="T12">de España</text:span>, Santiago Pedraz Gómez, <text:span text:style-name="T13">en fecha 22 de marzo de 2024.</text:span> <text:span text:style-name="T13">por medio del Auto “DILIGENCIAS PREVIAS PROC. ABREVIADO 0000052 /2023”</text:span>, ha ordenado a las compañías telefónicas de España prohibir el acceso a la aplicación de mensajería Telegram en todo el territorio nacional.</text:p>
        </text:list-item>
        <text:list-item>
          <text:p text:style-name="P2">Esta medida restrictiva afecta directamente al derecho fundamental a la libertad de expresión, consagrado en el artículo 10 del Convenio Europeo de Derechos Humanos, así como al derecho a la información, reconocido en el mismo artículo.</text:p>
        </text:list-item>
        <text:list-item>
          <text:p text:style-name="P2">Considero que la decisión del mencionado juez podría constituir una violación de los derechos protegidos por el Convenio Europeo de Derechos Humanos y sus Protocolos adicionales, así como por la jurisprudencia del Tribunal Europeo de Derechos Humanos.</text:p>
        </text:list-item>
      </text:list>
      <text:p text:style-name="P1">Por todo lo expuesto, solicito a ese Tribunal Europeo de Derechos Humanos que admita a trámite la presente denuncia y que inicie un procedimiento de investigación sobre los hechos denunciados.</text:p>
      <text:p text:style-name="P1">Asimismo, pido que se adopten las medidas provisionales necesarias para garantizar la protección de los derechos fundamentales de los ciudadanos afectados por esta medida mientras se resuelve el caso.</text:p>
      <text:p text:style-name="P1">Espero que se proceda conforme a derecho y se me mantenga informado sobre el curso de la presente denuncia.</text:p>
      <text:p text:style-name="P1">Atentamente,</text:p>
      <text:p text:style-name="P9">Por: 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4:06:16.537992327</meta:creation-date>
    <dc:date>2024-03-24T16:42:20.139522425</dc:date>
    <meta:editing-duration>PT8M40S</meta:editing-duration>
    <meta:editing-cycles>2</meta:editing-cycles>
    <meta:generator>LibreOffice/24.2.0.3$Linux_X86_64 LibreOffice_project/420$Build-3</meta:generator>
    <meta:document-statistic meta:table-count="0" meta:image-count="0" meta:object-count="0" meta:page-count="1" meta:paragraph-count="16" meta:word-count="347" meta:character-count="2308" meta:non-whitespace-character-count="1973"/>
  </office:meta>
</office:document-meta>
</file>